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e0c" officeooo:paragraph-rsid="0017fe0c"/>
    </style:style>
    <style:style style:name="P2" style:family="paragraph" style:parent-style-name="Standard">
      <style:text-properties officeooo:rsid="0018c80b" officeooo:paragraph-rsid="0018c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uhbluhbluh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41:22.864582185</meta:creation-date>
    <dc:date>2023-02-06T15:50:13.997862422</dc:date>
    <meta:editing-duration>PT34M33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